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904" officeooo:paragraph-rsid="00160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vo documento em PDF</text:p>
      <text:p text:style-name="P1">Aqui será nosso relatório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15:45:40.638000000</meta:creation-date>
    <dc:date>2024-06-04T15:46:11.693000000</dc:date>
    <meta:editing-duration>PT33S</meta:editing-duration>
    <meta:editing-cycles>1</meta:editing-cycles>
    <meta:document-statistic meta:table-count="0" meta:image-count="0" meta:object-count="0" meta:page-count="1" meta:paragraph-count="2" meta:word-count="8" meta:character-count="47" meta:non-whitespace-character-count="41"/>
    <meta:generator>LibreOffice/24.2.0.3$Windows_X86_64 LibreOffice_project/da48488a73ddd66ea24cf16bbc4f7b9c08e9bea1</meta:generator>
  </office:meta>
</office:document-meta>
</file>